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71a" officeooo:paragraph-rsid="000e271a"/>
    </style:style>
    <style:style style:name="P2" style:family="paragraph" style:parent-style-name="Standard">
      <style:text-properties fo:font-weight="bold" officeooo:rsid="000e271a" officeooo:paragraph-rsid="000e271a" style:font-weight-asian="bold" style:font-weight-complex="bold"/>
    </style:style>
    <style:style style:name="P3" style:family="paragraph" style:parent-style-name="Standard">
      <style:text-properties style:font-name="Nimbus Mono L" fo:font-size="10pt" style:font-size-asian="10pt" style:font-size-complex="10pt"/>
    </style:style>
    <style:style style:name="P4" style:family="paragraph" style:parent-style-name="Standard">
      <style:text-properties style:font-name="Nimbus Mono L" fo:font-size="10pt" officeooo:rsid="000e271a" officeooo:paragraph-rsid="000e271a" style:font-size-asian="10pt" style:font-size-complex="10pt"/>
    </style:style>
    <style:style style:name="P5" style:family="paragraph" style:parent-style-name="Standard">
      <style:text-properties style:font-name="Nimbus Mono L" fo:font-size="10pt" fo:font-weight="normal" officeooo:rsid="000e271a" officeooo:paragraph-rsid="000e271a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Nimbus Mono L" fo:font-size="7pt" fo:font-weight="normal" officeooo:rsid="000fa62d" officeooo:paragraph-rsid="000fa62d" style:font-size-asian="7pt" style:font-weight-asian="normal" style:font-size-complex="7pt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0e271a" officeooo:paragraph-rsid="000e271a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fo:font-weight="bold" officeooo:rsid="000e271a" officeooo:paragraph-rsid="000e271a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normal" officeooo:rsid="000e271a" officeooo:paragraph-rsid="000e271a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e6ba2" officeooo:paragraph-rsid="000e6ba2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e6ba2" officeooo:paragraph-rsid="000e6ba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FreeMono" fo:font-size="10pt" fo:font-weight="normal" officeooo:rsid="000e271a" officeooo:paragraph-rsid="000e271a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FreeMono" fo:font-size="10pt" fo:font-weight="normal" officeooo:rsid="000e6ba2" officeooo:paragraph-rsid="000e6ba2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FreeMono" fo:font-size="10pt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Liberation Serif" fo:font-size="12pt" style:text-underline-style="solid" style:text-underline-width="auto" style:text-underline-color="font-color" officeooo:rsid="000e271a" officeooo:paragraph-rsid="000e271a" style:font-size-asian="12pt" style:font-size-complex="12pt"/>
    </style:style>
    <style:style style:name="P17" style:family="paragraph" style:parent-style-name="Standard">
      <style:paragraph-properties fo:break-before="page"/>
      <style:text-properties style:font-name="Liberation Serif" fo:font-size="12pt" fo:font-weight="bold" officeooo:rsid="000e271a" officeooo:paragraph-rsid="000e271a" style:font-size-asian="10.5pt" style:font-weight-asian="bold" style:font-size-complex="12pt" style:font-weight-complex="bold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fo:font-size="10pt" style:font-size-asian="10pt"/>
    </style:style>
    <style:style style:name="T3" style:family="text">
      <style:text-properties fo:color="#000000"/>
    </style:style>
    <style:style style:name="T4" style:family="text">
      <style:text-properties fo:color="#228b22"/>
    </style:style>
    <style:style style:name="T5" style:family="text">
      <style:text-properties fo:color="#0000ff"/>
    </style:style>
    <style:style style:name="T6" style:family="text">
      <style:text-properties fo:color="#a020f0" style:font-name="lucidatypewriter" fo:font-size="10pt" style:font-size-asian="10pt"/>
    </style:style>
    <style:style style:name="T7" style:family="text">
      <style:text-properties fo:color="#a020f0" fo:font-size="10pt" style:font-size-asian="10pt"/>
    </style:style>
    <style:style style:name="T8" style:family="text">
      <style:text-properties fo:color="#a020f0"/>
    </style:style>
    <style:style style:name="T9" style:family="text">
      <style:text-properties officeooo:rsid="000fa62d"/>
    </style:style>
    <style:style style:name="T10" style:family="text">
      <style:text-properties style:font-name="Nimbus Mono L"/>
    </style:style>
    <style:style style:name="T11" style:family="text">
      <style:text-properties style:font-name="Nimbus Mono 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h Nielsen</text:p>
      <text:p text:style-name="P1">ME 537 – HW 3</text:p>
      <text:p text:style-name="P1"/>
      <text:p text:style-name="P2">Problem 1</text:p>
      <text:p text:style-name="P2"/>
      <text:p text:style-name="P1">(a) 7-2 </text:p>
      <text:p text:style-name="P1">I experimented with the teach method.</text:p>
      <text:p text:style-name="P1"/>
      <text:p text:style-name="P1">(b) 7-6</text:p>
      <text:p text:style-name="P1"/>
      <text:p text:style-name="P7">Code</text:p>
      <text:p text:style-name="P1"/>
      <text:p text:style-name="P4"><text:span text:style-name="T3">mdl_puma560;</text:span></text:p>
      <text:p text:style-name="P3"><text:span text:style-name="T3">r = rand([100 6]) * 2*pi - pi;</text:span></text:p>
      <text:p text:style-name="P3"><text:span text:style-name="T3"><text:s/></text:span></text:p>
      <text:p text:style-name="P3"><text:span text:style-name="T4">% % Part a</text:span></text:p>
      <text:p text:style-name="P3"><text:span text:style-name="T3">A = zeros(4,4,100);</text:span></text:p>
      <text:p text:style-name="P3"><text:span text:style-name="T3">B = zeros(4,4,100);</text:span></text:p>
      <text:p text:style-name="P3"><text:span text:style-name="T5">for</text:span><text:span text:style-name="T3"> i=1:100</text:span></text:p>
      <text:p text:style-name="P3"><text:span text:style-name="T3"><text:s text:c="4"/>A(:,:,i) = double(p560.fkine(r(i,:)));</text:span></text:p>
      <text:p text:style-name="P3"><text:span text:style-name="T5">end</text:span></text:p>
      <text:p text:style-name="P3"><text:span text:style-name="T5"><text:s/></text:span></text:p>
      <text:p text:style-name="P3"><text:span text:style-name="T3">p560.links(4).d = p560.links(4).d + 0.0005;</text:span></text:p>
      <text:p text:style-name="P3"><text:span text:style-name="T3"><text:s/></text:span></text:p>
      <text:p text:style-name="P3"><text:span text:style-name="T5">for</text:span><text:span text:style-name="T3"> i=1:100</text:span></text:p>
      <text:p text:style-name="P3"><text:span text:style-name="T3"><text:s text:c="4"/>B(:,:,i) = double(p560.fkine(r(i,:)));</text:span></text:p>
      <text:p text:style-name="P3"><text:span text:style-name="T5">end</text:span></text:p>
      <text:p text:style-name="P3"><text:span text:style-name="T5"><text:s/></text:span></text:p>
      <text:p text:style-name="P3"><text:span text:style-name="T3">E = A - B;</text:span></text:p>
      <text:p text:style-name="P3"><text:span text:style-name="T3">E_avg_a = mean(E,3)</text:span></text:p>
      <text:p text:style-name="P3"><text:span text:style-name="T3">E_max_a = max(abs(E),[],3)</text:span></text:p>
      <text:p text:style-name="P3"><text:span text:style-name="T3"><text:s/></text:span></text:p>
      <text:p text:style-name="P3"><text:span text:style-name="T3"><text:s/></text:span></text:p>
      <text:p text:style-name="P3"><text:span text:style-name="T4">% % Part b</text:span></text:p>
      <text:p text:style-name="P3"><text:span text:style-name="T5">for</text:span><text:span text:style-name="T3"> i=1:100</text:span></text:p>
      <text:p text:style-name="P3"><text:span text:style-name="T3"><text:s text:c="4"/>r_e = r(i,:) + [0, 0.1 * pi/180, 0, 0, 0, 0]; </text:span></text:p>
      <text:p text:style-name="P3"><text:span text:style-name="T3"><text:s text:c="4"/>B(:,:,i) = double(p560.fkine(r_e));</text:span></text:p>
      <text:p text:style-name="P3"><text:span text:style-name="T5">end</text:span></text:p>
      <text:p text:style-name="P3"><text:span text:style-name="T5"><text:s/></text:span></text:p>
      <text:p text:style-name="P3"><text:span text:style-name="T3">E = A - B;</text:span></text:p>
      <text:p text:style-name="P3"><text:span text:style-name="T3">E_avg_b = mean(E,3)</text:span></text:p>
      <text:p text:style-name="P3"><text:span text:style-name="T3">E_max_b = max(abs(E),[],3)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16"><text:span text:style-name="T3">Results</text:span></text:p>
      <text:p text:style-name="P8"/>
      <text:p text:style-name="P4">E_avg_a =</text:p>
      <text:p text:style-name="P4"/>
      <text:p text:style-name="P4"><text:s text:c="3"/>1.0e-04 *</text:p>
      <text:p text:style-name="P4"/>
      <text:p text:style-name="P4"><text:s text:c="9"/>0 <text:s text:c="8"/>0 <text:s text:c="8"/>0 <text:s text:c="2"/>-0.0355</text:p>
      <text:p text:style-name="P4"><text:s text:c="9"/>0 <text:s text:c="8"/>0 <text:s text:c="8"/>0 <text:s text:c="2"/>-0.2981</text:p>
      <text:p text:style-name="P4"><text:s text:c="9"/>0 <text:s text:c="8"/>0 <text:s text:c="8"/>0 <text:s text:c="3"/>0.2647</text:p>
      <text:p text:style-name="P4"><text:s text:c="9"/>0 <text:s text:c="8"/>0 <text:s text:c="8"/>0 <text:s text:c="8"/>0</text:p>
      <text:p text:style-name="P4"/>
      <text:p text:style-name="P4"/>
      <text:p text:style-name="P4">E_max_a =</text:p>
      <text:p text:style-name="P4"/>
      <text:p text:style-name="P4"><text:s text:c="3"/>1.0e-03 *</text:p>
      <text:p text:style-name="P4"/>
      <text:p text:style-name="P4"><text:s text:c="9"/>0 <text:s text:c="8"/>0 <text:s text:c="8"/>0 <text:s text:c="3"/>0.4998</text:p>
      <text:p text:style-name="P4"><text:s text:c="9"/>0 <text:s text:c="8"/>0 <text:s text:c="8"/>0 <text:s text:c="3"/>0.4953</text:p>
      <text:p text:style-name="P4"><text:s text:c="9"/>0 <text:s text:c="8"/>0 <text:s text:c="8"/>0 <text:s text:c="3"/>0.5000</text:p>
      <text:p text:style-name="P4"><text:s text:c="9"/>0 <text:s text:c="8"/>0 <text:s text:c="8"/>0 <text:s text:c="8"/>0</text:p>
      <text:p text:style-name="P4"/>
      <text:p text:style-name="P4"/>
      <text:p text:style-name="P4">E_avg_b =</text:p>
      <text:p text:style-name="P4"/>
      <text:p text:style-name="P4"><text:s text:c="3"/>1.0e-03 *</text:p>
      <text:p text:style-name="P4"/>
      <text:p text:style-name="P4"><text:s text:c="4"/>0.0744 <text:s text:c="3"/>0.0652 <text:s text:c="3"/>0.0557 <text:s text:c="3"/>0.0062</text:p>
      <text:p text:style-name="P4"><text:s text:c="4"/>0.0335 <text:s text:c="3"/>0.1208 <text:s text:c="2"/>-0.0986 <text:s text:c="2"/>-0.0461</text:p>
      <text:p text:style-name="P4"><text:s text:c="4"/>0.2282 <text:s text:c="2"/>-0.0059 <text:s text:c="3"/>0.0172 <text:s text:c="2"/>-0.1325</text:p>
      <text:p text:style-name="P4"><text:s text:c="9"/>0 <text:s text:c="8"/>0 <text:s text:c="8"/>0 <text:s text:c="8"/>0</text:p>
      <text:p text:style-name="P4"/>
      <text:p text:style-name="P4"/>
      <text:p text:style-name="P4">E_max_b =</text:p>
      <text:p text:style-name="P4"/>
      <text:p text:style-name="P4"><text:s text:c="4"/>0.0016 <text:s text:c="3"/>0.0015 <text:s text:c="3"/>0.0017 <text:s text:c="3"/>0.0016</text:p>
      <text:p text:style-name="P4"><text:s text:c="4"/>0.0017 <text:s text:c="3"/>0.0016 <text:s text:c="3"/>0.0016 <text:s text:c="3"/>0.0015</text:p>
      <text:p text:style-name="P4"><text:s text:c="4"/>0.0017 <text:s text:c="3"/>0.0017 <text:s text:c="3"/>0.0017 <text:s text:c="3"/>0.0016</text:p>
      <text:p text:style-name="P4"><text:s text:c="9"/>0 <text:s text:c="8"/>0 <text:s text:c="8"/>0 <text:s text:c="8"/>0</text:p>
      <text:p text:style-name="P17">Problem 2</text:p>
      <text:p text:style-name="P9"/>
      <text:p text:style-name="P10">(a) </text:p>
      <text:p text:style-name="P10"/>
      <text:p text:style-name="P13"><text:span text:style-name="T3">syms </text:span><text:span text:style-name="T8">d1</text:span><text:span text:style-name="T3"> </text:span><text:span text:style-name="T8">a2</text:span><text:span text:style-name="T3"> </text:span><text:span text:style-name="T8">a3</text:span><text:span text:style-name="T3"> </text:span><text:span text:style-name="T8">q1</text:span><text:span text:style-name="T3"> </text:span><text:span text:style-name="T8">q2</text:span><text:span text:style-name="T3"> </text:span><text:span text:style-name="T8">q3</text:span><text:span text:style-name="T3"> </text:span><text:span text:style-name="T8">real</text:span></text:p>
      <text:p text:style-name="P15"><text:span text:style-name="T3">robot3_sym = SerialLink([0 d1 0 pi/2; 0 0 a2 0; 0 0 a3 0], </text:span><text:span text:style-name="T8">'name'</text:span><text:span text:style-name="T3">, </text:span><text:span text:style-name="T8">'robot3'</text:span><text:span text:style-name="T3">);</text:span></text:p>
      <text:p text:style-name="P15"><text:span text:style-name="T3">J_sym = robot3_sym.jacob0([q1 q2 q3]);</text:span></text:p>
      <text:p text:style-name="P13"/>
      <text:p text:style-name="P13">J_sym =</text:p>
      <text:p text:style-name="P13"><text:s/></text:p>
      <text:p text:style-name="P6">[ -sin(q1)*(a3*cos(q2 + q3) + a2*cos(q2)), -cos(q1)*(a3*sin(q2 + q3) + a2*sin(q2)), -a3*sin(q2 + q3)*cos(q1)]</text:p>
      <text:p text:style-name="P6">[ <text:s/>cos(q1)*(a3*cos(q2 + q3) + a2*cos(q2)), -sin(q1)*(a3*sin(q2 + q3) + a2*sin(q2)), -a3*sin(q2 + q3)*sin(q1)]</text:p>
      <text:p text:style-name="P6">[ <text:s text:c="38"/>0, <text:s text:c="11"/>a3*cos(q2 + q3) + a2*cos(q2), <text:s text:c="9"/>a3*cos(q2 + q3)]</text:p>
      <text:p text:style-name="P6">[ <text:s text:c="38"/>0, <text:s text:c="32"/>sin(q1), <text:s text:c="17"/>sin(q1)]</text:p>
      <text:p text:style-name="P6">[ <text:s text:c="38"/>0, <text:s text:c="31"/>-cos(q1), <text:s text:c="16"/>-cos(q1)]</text:p>
      <text:p text:style-name="P6">[ <text:s text:c="38"/>1, <text:s text:c="38"/>0, <text:s text:c="23"/>0]</text:p>
      <text:p text:style-name="P5"/>
      <text:p text:style-name="P12">Using the example of<text:span text:style-name="T11"> q = [0 pi/2 0]</text:span>, the resultant Jacobian is:</text:p>
      <text:p text:style-name="P14"/>
      <text:p text:style-name="P14"><text:span text:style-name="T3">d1_ = 0.3; a2_ = d1_; a3_ = d1_;</text:span></text:p>
      <text:p text:style-name="P15"><text:span text:style-name="T3">robot3 = SerialLink([0 d1_ 0 pi/2; pi/2 0 a2_ 0; 0 0 a3_ 0], </text:span><text:span text:style-name="T8">'name'</text:span><text:span text:style-name="T3">, </text:span><text:span text:style-name="T8">'robot3'</text:span><text:span text:style-name="T3">);</text:span></text:p>
      <text:p text:style-name="P15"><text:span text:style-name="T3"><text:s/></text:span></text:p>
      <text:p text:style-name="P15"><text:span text:style-name="T3">q = [0 pi/2 0];</text:span></text:p>
      <text:p text:style-name="P15"><text:span text:style-name="T3">J = robot3.jacob0(q);</text:span></text:p>
      <text:p text:style-name="P14"/>
      <text:p text:style-name="P14">J =</text:p>
      <text:p text:style-name="P14"/>
      <text:p text:style-name="P14"><text:s text:c="3"/>-0.0000 <text:s text:c="2"/>-0.6000 <text:s text:c="2"/>-0.3000</text:p>
      <text:p text:style-name="P14"><text:s text:c="4"/>0.0000 <text:s text:c="3"/>0.0000 <text:s text:c="3"/>0.0000</text:p>
      <text:p text:style-name="P14"><text:s text:c="9"/>0 <text:s text:c="3"/>0.0000 <text:s text:c="3"/>0.0000</text:p>
      <text:p text:style-name="P14"><text:s text:c="9"/>0 <text:s text:c="8"/>0 <text:s text:c="8"/>0</text:p>
      <text:p text:style-name="P14"><text:s text:c="4"/>0.0000 <text:s text:c="2"/>-1.0000 <text:s text:c="2"/>-1.0000</text:p>
      <text:p text:style-name="P14"><text:s text:c="4"/>1.0000 <text:s text:c="3"/>0.0000 <text:s text:c="3"/>0.0000</text:p>
      <text:p text:style-name="P11"/>
      <text:p text:style-name="P11">It can be seen <text:span text:style-name="T9">from this Jacobian’s configuration that a degree of freedom has been lost. When joint 1 rotates, it will have no effect on the end-effector’s position, because the entire arm is pointing upwards (along the base frame’s positive z-axis). </text:span></text:p>
      <text:p text:style-name="P11"/>
      <text:p text:style-name="P11">(b)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04:25.081484672</meta:creation-date>
    <dc:date>2018-10-03T16:35:34.294520855</dc:date>
    <meta:editing-duration>PT2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3" meta:paragraph-count="89" meta:word-count="371" meta:character-count="2750" meta:non-whitespace-character-count="1643"/>
  </office:meta>
</office:document-meta>
</file>